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6-02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4-02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2-04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12-04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10-24 1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8-01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6-10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2-05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11-30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10-16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7-31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7-10 1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6-02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4-05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3-03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1-25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12-07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10-06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8-23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8-22 12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8-11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6-01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4-13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3-24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1-27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11-29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10-12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9-09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6-01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3-29 1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084" calcext:value-type="float">
            <text:p>1.688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122941935484" calcext:value-type="float">
            <text:p>1.65122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19432258065" calcext:value-type="float">
            <text:p>1.530194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519148387097" calcext:value-type="float">
            <text:p>1.49519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00736" calcext:value-type="float">
            <text:p>1.300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906075" calcext:value-type="float">
            <text:p>1.62906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647483870968" calcext:value-type="float">
            <text:p>1.90647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36815483871" calcext:value-type="float">
            <text:p>1.75368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424675" calcext:value-type="float">
            <text:p>1.97424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77888" calcext:value-type="float">
            <text:p>1.96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54675" calcext:value-type="float">
            <text:p>1.8354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17112" calcext:value-type="float">
            <text:p>1.65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239793548387" calcext:value-type="float">
            <text:p>1.51239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0873" calcext:value-type="float">
            <text:p>1.6508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2504" calcext:value-type="float">
            <text:p>1.67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02075" calcext:value-type="float">
            <text:p>1.6602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66088" calcext:value-type="float">
            <text:p>1.41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10625" calcext:value-type="float">
            <text:p>1.23110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582787096774" calcext:value-type="float">
            <text:p>1.37582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4625" calcext:value-type="float">
            <text:p>1.7954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677548387097" calcext:value-type="float">
            <text:p>1.97677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58664" calcext:value-type="float">
            <text:p>1.775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2189" calcext:value-type="float">
            <text:p>1.5121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6364137931" calcext:value-type="float">
            <text:p>1.347636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24774193548" calcext:value-type="float">
            <text:p>1.39224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56575" calcext:value-type="float">
            <text:p>1.47856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7784" calcext:value-type="float">
            <text:p>1.70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23895" calcext:value-type="float">
            <text:p>1.59238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0168" calcext:value-type="float">
            <text:p>1.252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44375" calcext:value-type="float">
            <text:p>1.26444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932129032258" calcext:value-type="float">
            <text:p>1.32932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075025" calcext:value-type="float">
            <text:p>1.43075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805393548387" calcext:value-type="float">
            <text:p>1.80805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333419354839" calcext:value-type="float">
            <text:p>1.97333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11448275862" calcext:value-type="float">
            <text:p>1.6911144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644593548387" calcext:value-type="float">
            <text:p>1.89644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885187096774" calcext:value-type="float">
            <text:p>1.94885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649806451613" calcext:value-type="float">
            <text:p>1.84649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095575" calcext:value-type="float">
            <text:p>1.55095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6408" calcext:value-type="float">
            <text:p>1.1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1645" calcext:value-type="float">
            <text:p>1.3161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21006451613" calcext:value-type="float">
            <text:p>1.44721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004283870968" calcext:value-type="float">
            <text:p>2.26004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516051612903" calcext:value-type="float">
            <text:p>2.84516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741651612903" calcext:value-type="float">
            <text:p>2.60741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643380645161" calcext:value-type="float">
            <text:p>2.26643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2838" calcext:value-type="float">
            <text:p>2.132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3511" calcext:value-type="float">
            <text:p>2.1835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01006451613" calcext:value-type="float">
            <text:p>2.13301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689703225807" calcext:value-type="float">
            <text:p>1.916897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580975" calcext:value-type="float">
            <text:p>1.52580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62688" calcext:value-type="float">
            <text:p>1.2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982451612903" calcext:value-type="float">
            <text:p>1.29982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34816" calcext:value-type="float">
            <text:p>1.643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297574193548" calcext:value-type="float">
            <text:p>1.88297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720412903226" calcext:value-type="float">
            <text:p>1.54720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72335483871" calcext:value-type="float">
            <text:p>1.64572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3224" calcext:value-type="float">
            <text:p>1.48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40929032258" calcext:value-type="float">
            <text:p>1.65240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894477419355" calcext:value-type="float">
            <text:p>1.70894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7132" calcext:value-type="float">
            <text:p>1.4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69064" calcext:value-type="float">
            <text:p>1.206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96361290323" calcext:value-type="float">
            <text:p>1.10996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2466" calcext:value-type="float">
            <text:p>1.442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40232258065" calcext:value-type="float">
            <text:p>1.670402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872490322581" calcext:value-type="float">
            <text:p>1.76872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9128" calcext:value-type="float">
            <text:p>1.6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51925" calcext:value-type="float">
            <text:p>1.48751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511282758621" calcext:value-type="float">
            <text:p>1.4151128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825109677419" calcext:value-type="float">
            <text:p>1.46825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224" calcext:value-type="float">
            <text:p>1.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95016" calcext:value-type="float">
            <text:p>1.54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558675" calcext:value-type="float">
            <text:p>1.26558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7024" calcext:value-type="float">
            <text:p>1.225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12675" calcext:value-type="float">
            <text:p>1.39512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602425806452" calcext:value-type="float">
            <text:p>1.54602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44335483871" calcext:value-type="float">
            <text:p>1.69144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684541935484" calcext:value-type="float">
            <text:p>1.62684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14295" calcext:value-type="float">
            <text:p>1.53142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00137931035" calcext:value-type="float">
            <text:p>1.62700137931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353109677419" calcext:value-type="float">
            <text:p>1.80353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038836363636" calcext:value-type="float">
            <text:p>1.8603883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998012903226" calcext:value-type="float">
            <text:p>1.65998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420258064516" calcext:value-type="float">
            <text:p>1.42420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152571428571" calcext:value-type="float">
            <text:p>1.321525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10503225807" calcext:value-type="float">
            <text:p>1.295105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6305" calcext:value-type="float">
            <text:p>1.23463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855716129032" calcext:value-type="float">
            <text:p>1.77855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86864516129" calcext:value-type="float">
            <text:p>2.32886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214219354839" calcext:value-type="float">
            <text:p>2.34214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952825806452" calcext:value-type="float">
            <text:p>2.14952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463806896552" calcext:value-type="float">
            <text:p>2.0046380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122348387097" calcext:value-type="float">
            <text:p>1.75122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131" calcext:value-type="float">
            <text:p>1.8101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52824" calcext:value-type="float">
            <text:p>1.675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702675" calcext:value-type="float">
            <text:p>1.35702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43232" calcext:value-type="float">
            <text:p>1.2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9764" calcext:value-type="float">
            <text:p>1.1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733187096774" calcext:value-type="float">
            <text:p>1.21733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60848" calcext:value-type="float">
            <text:p>1.79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10374193548" calcext:value-type="float">
            <text:p>2.52610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033780645161" calcext:value-type="float">
            <text:p>2.26033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39184516129" calcext:value-type="float">
            <text:p>1.90391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315586206897" calcext:value-type="float">
            <text:p>1.7331558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3105" calcext:value-type="float">
            <text:p>1.72231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8404" calcext:value-type="float">
            <text:p>1.70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40608" calcext:value-type="float">
            <text:p>1.60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255875" calcext:value-type="float">
            <text:p>1.42255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270477419355" calcext:value-type="float">
            <text:p>1.31270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305125" calcext:value-type="float">
            <text:p>1.55305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911225806452" calcext:value-type="float">
            <text:p>1.86911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00335483871" calcext:value-type="float">
            <text:p>2.36200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6638" calcext:value-type="float">
            <text:p>2.056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795612903226" calcext:value-type="float">
            <text:p>1.46795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328258064516" calcext:value-type="float">
            <text:p>1.68328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41931034483" calcext:value-type="float">
            <text:p>1.5944193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66967741936" calcext:value-type="float">
            <text:p>1.95366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3991" calcext:value-type="float">
            <text:p>2.2139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7052" calcext:value-type="float">
            <text:p>2.06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907325" calcext:value-type="float">
            <text:p>1.72907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327122580645" calcext:value-type="float">
            <text:p>1.54327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9329" calcext:value-type="float">
            <text:p>1.4893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82993548387" calcext:value-type="float">
            <text:p>1.53982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216051612903" calcext:value-type="float">
            <text:p>1.70216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555525" calcext:value-type="float">
            <text:p>1.77555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800232258065" calcext:value-type="float">
            <text:p>1.518002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090012903226" calcext:value-type="float">
            <text:p>1.40090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439227586207" calcext:value-type="float">
            <text:p>1.4043922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002090322581" calcext:value-type="float">
            <text:p>1.47002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847675" calcext:value-type="float">
            <text:p>1.52847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924" calcext:value-type="float">
            <text:p>1.80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505275" calcext:value-type="float">
            <text:p>1.56505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232877419355" calcext:value-type="float">
            <text:p>1.35232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6073" calcext:value-type="float">
            <text:p>1.3460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149006451613" calcext:value-type="float">
            <text:p>1.40149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955690322581" calcext:value-type="float">
            <text:p>2.32955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6639" calcext:value-type="float">
            <text:p>2.8266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950993548387" calcext:value-type="float">
            <text:p>2.78950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966455172414" calcext:value-type="float">
            <text:p>2.2296645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045341935484" calcext:value-type="float">
            <text:p>2.30045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6178" calcext:value-type="float">
            <text:p>2.186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42" calcext:value-type="float">
            <text:p>2.090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71475" calcext:value-type="float">
            <text:p>1.90871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805987096774" calcext:value-type="float">
            <text:p>1.70805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488218181818" calcext:value-type="float">
            <text:p>1.3548821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291819354839" calcext:value-type="float">
            <text:p>1.69291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522477419355" calcext:value-type="float">
            <text:p>2.42522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06181818182" calcext:value-type="float">
            <text:p>2.2610618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1824" calcext:value-type="float">
            <text:p>1.7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033290322581" calcext:value-type="float">
            <text:p>1.68033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16827586207" calcext:value-type="float">
            <text:p>1.8981682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130941935484" calcext:value-type="float">
            <text:p>2.29130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831475" calcext:value-type="float">
            <text:p>2.51831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41432" calcext:value-type="float">
            <text:p>2.314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9231" calcext:value-type="float">
            <text:p>2.2292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610993548387" calcext:value-type="float">
            <text:p>2.25610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34975" calcext:value-type="float">
            <text:p>2.03634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036593548387" calcext:value-type="float">
            <text:p>2.78036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91408" calcext:value-type="float">
            <text:p>2.879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229309090909" calcext:value-type="float">
            <text:p>2.9222930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35584" calcext:value-type="float">
            <text:p>2.61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4298" calcext:value-type="float">
            <text:p>2.384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539628571429" calcext:value-type="float">
            <text:p>2.245396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082374193548" calcext:value-type="float">
            <text:p>2.19082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98025" calcext:value-type="float">
            <text:p>2.50898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1464" calcext:value-type="float">
            <text:p>2.36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752025" calcext:value-type="float">
            <text:p>2.25752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14503225807" calcext:value-type="float">
            <text:p>1.996145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6886" calcext:value-type="float">
            <text:p>2.516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15303225806" calcext:value-type="float">
            <text:p>2.441153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65832258065" calcext:value-type="float">
            <text:p>2.575658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665765517241" calcext:value-type="float">
            <text:p>2.4766576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692541935484" calcext:value-type="float">
            <text:p>2.26692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18141935484" calcext:value-type="float">
            <text:p>2.02918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9564137931" calcext:value-type="float">
            <text:p>1.621956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21470967742" calcext:value-type="float">
            <text:p>1.81621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62503225807" calcext:value-type="float">
            <text:p>1.645625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8513" calcext:value-type="float">
            <text:p>1.8185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31275" calcext:value-type="float">
            <text:p>1.74031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1551" calcext:value-type="float">
            <text:p>1.7415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72335483871" calcext:value-type="float">
            <text:p>1.64572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914725" calcext:value-type="float">
            <text:p>1.55914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948258064516" calcext:value-type="float">
            <text:p>1.75948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662675" calcext:value-type="float">
            <text:p>1.96662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360619354839" calcext:value-type="float">
            <text:p>1.86360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7345" calcext:value-type="float">
            <text:p>1.617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375393103448" calcext:value-type="float">
            <text:p>1.8937539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921083870968" calcext:value-type="float">
            <text:p>1.69921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95445" calcext:value-type="float">
            <text:p>1.68954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47616" calcext:value-type="float">
            <text:p>1.72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522575" calcext:value-type="float">
            <text:p>1.42522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966270967742" calcext:value-type="float">
            <text:p>1.20966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567325" calcext:value-type="float">
            <text:p>1.19567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917651612903" calcext:value-type="float">
            <text:p>1.44917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859122580645" calcext:value-type="float">
            <text:p>2.19859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2856" calcext:value-type="float">
            <text:p>2.02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9768" calcext:value-type="float">
            <text:p>1.69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885775" calcext:value-type="float">
            <text:p>1.52885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48688" calcext:value-type="float">
            <text:p>1.4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80129032258" calcext:value-type="float">
            <text:p>1.74080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44903225806" calcext:value-type="float">
            <text:p>1.761449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388412903226" calcext:value-type="float">
            <text:p>1.65388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87675" calcext:value-type="float">
            <text:p>1.5687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276258064516" calcext:value-type="float">
            <text:p>1.33276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96725" calcext:value-type="float">
            <text:p>1.1896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48335" calcext:value-type="float">
            <text:p>1.3348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48456" calcext:value-type="float">
            <text:p>1.63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507418181818" calcext:value-type="float">
            <text:p>1.8750741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58944" calcext:value-type="float">
            <text:p>1.74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922375" calcext:value-type="float">
            <text:p>1.40922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28142857143" calcext:value-type="float">
            <text:p>1.43528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684125" calcext:value-type="float">
            <text:p>1.39684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633109677419" calcext:value-type="float">
            <text:p>1.34633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43070967742" calcext:value-type="float">
            <text:p>1.63943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761325" calcext:value-type="float">
            <text:p>1.47761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39303225806" calcext:value-type="float">
            <text:p>1.313393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19125" calcext:value-type="float">
            <text:p>1.53019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5328" calcext:value-type="float">
            <text:p>2.84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91854545455" calcext:value-type="float">
            <text:p>2.93891854545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762" calcext:value-type="float">
            <text:p>2.286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20628571429" calcext:value-type="float">
            <text:p>2.249206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61375" calcext:value-type="float">
            <text:p>2.24361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77" calcext:value-type="float">
            <text:p>2.350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4752" calcext:value-type="float">
            <text:p>2.17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138425" calcext:value-type="float">
            <text:p>1.93138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16335483871" calcext:value-type="float">
            <text:p>1.73716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108975" calcext:value-type="float">
            <text:p>1.86108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26224516129" calcext:value-type="float">
            <text:p>2.20262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971174193548" calcext:value-type="float">
            <text:p>3.19971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3631" calcext:value-type="float">
            <text:p>3.1436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194503225806" calcext:value-type="float">
            <text:p>2.681945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826658064516" calcext:value-type="float">
            <text:p>2.69826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11337931034" calcext:value-type="float">
            <text:p>2.52311337931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39096774194" calcext:value-type="float">
            <text:p>2.67339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58345" calcext:value-type="float">
            <text:p>2.4858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716" calcext:value-type="float">
            <text:p>2.42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331175" calcext:value-type="float">
            <text:p>2.11331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87717647059" calcext:value-type="float">
            <text:p>1.661877176470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310890322581" calcext:value-type="float">
            <text:p>1.793108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8044" calcext:value-type="float">
            <text:p>2.638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38" calcext:value-type="float">
            <text:p>3.29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545075" calcext:value-type="float">
            <text:p>3.22545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345419354839" calcext:value-type="float">
            <text:p>2.93345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255225806452" calcext:value-type="float">
            <text:p>2.72255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85472" calcext:value-type="float">
            <text:p>2.498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8687" calcext:value-type="float">
            <text:p>2.4486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71925" calcext:value-type="float">
            <text:p>2.32571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7824" calcext:value-type="float">
            <text:p>2.14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605775" calcext:value-type="float">
            <text:p>1.98605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632387096774" calcext:value-type="float">
            <text:p>2.29632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7555" calcext:value-type="float">
            <text:p>2.61575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276864" calcext:value-type="float">
            <text:p>2.5227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9776" calcext:value-type="float">
            <text:p>2.944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076072727273" calcext:value-type="float">
            <text:p>2.8307607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42672" calcext:value-type="float">
            <text:p>2.54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8515" calcext:value-type="float">
            <text:p>2.24085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922" calcext:value-type="float">
            <text:p>2.042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1485" calcext:value-type="float">
            <text:p>1.95014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752722580645" calcext:value-type="float">
            <text:p>2.06752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31638709677" calcext:value-type="float">
            <text:p>1.89231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76725" calcext:value-type="float">
            <text:p>1.56676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288980645161" calcext:value-type="float">
            <text:p>1.34288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0215" calcext:value-type="float">
            <text:p>1.7202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417264516129" calcext:value-type="float">
            <text:p>2.09417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697135483871" calcext:value-type="float">
            <text:p>2.48697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016975" calcext:value-type="float">
            <text:p>2.12016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808877419355" calcext:value-type="float">
            <text:p>1.71808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881238709677" calcext:value-type="float">
            <text:p>1.288812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841" calcext:value-type="float">
            <text:p>1.2678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11" calcext:value-type="float">
            <text:p>1.26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5424" calcext:value-type="float">
            <text:p>1.469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66845" calcext:value-type="float">
            <text:p>1.66668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92929032258" calcext:value-type="float">
            <text:p>2.00292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66005" calcext:value-type="float">
            <text:p>1.75660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98864516129" calcext:value-type="float">
            <text:p>2.14598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712180645161" calcext:value-type="float">
            <text:p>2.43712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81075" calcext:value-type="float">
            <text:p>2.29581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952206451613" calcext:value-type="float">
            <text:p>2.41952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141314285714" calcext:value-type="float">
            <text:p>2.271413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59975" calcext:value-type="float">
            <text:p>2.2659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36232258064" calcext:value-type="float">
            <text:p>2.112362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16525" calcext:value-type="float">
            <text:p>1.7916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435819354839" calcext:value-type="float">
            <text:p>1.78435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41525" calcext:value-type="float">
            <text:p>1.79841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3273" calcext:value-type="float">
            <text:p>1.803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4332" calcext:value-type="float">
            <text:p>1.89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735875" calcext:value-type="float">
            <text:p>1.72735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89504" calcext:value-type="float">
            <text:p>1.55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333075" calcext:value-type="float">
            <text:p>1.50333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91751724138" calcext:value-type="float">
            <text:p>1.6129175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972625" calcext:value-type="float">
            <text:p>1.61972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683922580645" calcext:value-type="float">
            <text:p>1.89683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812929032258" calcext:value-type="float">
            <text:p>1.69812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167428571429" calcext:value-type="float">
            <text:p>1.42167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40128" calcext:value-type="float">
            <text:p>1.4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333075" calcext:value-type="float">
            <text:p>1.50333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679870967742" calcext:value-type="float">
            <text:p>1.91679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065088" calcext:value-type="float">
            <text:p>2.2206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200496551724" calcext:value-type="float">
            <text:p>2.3520049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42912" calcext:value-type="float">
            <text:p>1.974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370451612903" calcext:value-type="float">
            <text:p>1.86370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129324137931" calcext:value-type="float">
            <text:p>1.781293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955075" calcext:value-type="float">
            <text:p>1.73955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69915" calcext:value-type="float">
            <text:p>1.83699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50792" calcext:value-type="float">
            <text:p>1.67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133925" calcext:value-type="float">
            <text:p>1.57133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99458064516" calcext:value-type="float">
            <text:p>1.66499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395975" calcext:value-type="float">
            <text:p>1.96395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620675" calcext:value-type="float">
            <text:p>2.41620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76248" calcext:value-type="float">
            <text:p>2.68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2624" calcext:value-type="float">
            <text:p>2.45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521909677419" calcext:value-type="float">
            <text:p>2.35521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016524137931" calcext:value-type="float">
            <text:p>1.900165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055225806452" calcext:value-type="float">
            <text:p>1.96055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217625" calcext:value-type="float">
            <text:p>2.17217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39432" calcext:value-type="float">
            <text:p>1.983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2239" calcext:value-type="float">
            <text:p>1.912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071458064516" calcext:value-type="float">
            <text:p>1.71071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69075" calcext:value-type="float">
            <text:p>2.09769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52670967742" calcext:value-type="float">
            <text:p>2.02652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82193548387" calcext:value-type="float">
            <text:p>2.23782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47405" calcext:value-type="float">
            <text:p>2.11474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243819354839" calcext:value-type="float">
            <text:p>1.66243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6255" calcext:value-type="float">
            <text:p>1.57562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50742857143" calcext:value-type="float">
            <text:p>1.719507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5935" calcext:value-type="float">
            <text:p>1.7005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950909090909" calcext:value-type="float">
            <text:p>1.7295090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672" calcext:value-type="float">
            <text:p>1.6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5795" calcext:value-type="float">
            <text:p>1.58857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134529032258" calcext:value-type="float">
            <text:p>1.52134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739625" calcext:value-type="float">
            <text:p>2.02739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867325" calcext:value-type="float">
            <text:p>2.33867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616129032258" calcext:value-type="float">
            <text:p>2.71616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30835" calcext:value-type="float">
            <text:p>2.57308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41238709677" calcext:value-type="float">
            <text:p>2.279412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11" calcext:value-type="float">
            <text:p>2.023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582455172414" calcext:value-type="float">
            <text:p>1.9858245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121875" calcext:value-type="float">
            <text:p>2.13121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645625" calcext:value-type="float">
            <text:p>2.12645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8896" calcext:value-type="float">
            <text:p>2.0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23425" calcext:value-type="float">
            <text:p>1.87423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10632258065" calcext:value-type="float">
            <text:p>1.588106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893425" calcext:value-type="float">
            <text:p>1.37893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49625" calcext:value-type="float">
            <text:p>1.6049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8896" calcext:value-type="float">
            <text:p>1.859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1972" calcext:value-type="float">
            <text:p>2.061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451" calcext:value-type="float">
            <text:p>2.0844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60171428571" calcext:value-type="float">
            <text:p>2.310601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170875" calcext:value-type="float">
            <text:p>2.24170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125161290323" calcext:value-type="float">
            <text:p>2.27125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61096" calcext:value-type="float">
            <text:p>2.09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71895" calcext:value-type="float">
            <text:p>1.89718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842525" calcext:value-type="float">
            <text:p>1.87842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41032258065" calcext:value-type="float">
            <text:p>1.73441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01475" calcext:value-type="float">
            <text:p>1.64201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74832" calcext:value-type="float">
            <text:p>2.367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305309090909" calcext:value-type="float">
            <text:p>2.6530530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04704" calcext:value-type="float">
            <text:p>2.29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25175" calcext:value-type="float">
            <text:p>2.01425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330206896552" calcext:value-type="float">
            <text:p>1.9833020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88258064516" calcext:value-type="float">
            <text:p>1.91188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080077419355" calcext:value-type="float">
            <text:p>2.08080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310219354839" calcext:value-type="float">
            <text:p>2.40310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89032258064" calcext:value-type="float">
            <text:p>2.145890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2335" calcext:value-type="float">
            <text:p>2.2492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550812903226" calcext:value-type="float">
            <text:p>2.45550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409125" calcext:value-type="float">
            <text:p>2.25409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6792" calcext:value-type="float">
            <text:p>2.538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275272727273" calcext:value-type="float">
            <text:p>2.5127527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16672" calcext:value-type="float">
            <text:p>2.061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50825" calcext:value-type="float">
            <text:p>1.78050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94285714286" calcext:value-type="float">
            <text:p>1.71994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877125" calcext:value-type="float">
            <text:p>1.59877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02175483871" calcext:value-type="float">
            <text:p>1.47021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645780645161" calcext:value-type="float">
            <text:p>1.69645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450125" calcext:value-type="float">
            <text:p>1.72450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491" calcext:value-type="float">
            <text:p>1.2614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76361290323" calcext:value-type="float">
            <text:p>1.79576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588438709677" calcext:value-type="float">
            <text:p>2.245884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63303225806" calcext:value-type="float">
            <text:p>2.471633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92727272727" calcext:value-type="float">
            <text:p>2.2929272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06896" calcext:value-type="float">
            <text:p>1.91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456775" calcext:value-type="float">
            <text:p>1.49456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641627586207" calcext:value-type="float">
            <text:p>1.5964162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0365" calcext:value-type="float">
            <text:p>1.81603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45125" calcext:value-type="float">
            <text:p>1.8145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09109677419" calcext:value-type="float">
            <text:p>1.71209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039675" calcext:value-type="float">
            <text:p>1.65039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58085" calcext:value-type="float">
            <text:p>1.51580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070916129032" calcext:value-type="float">
            <text:p>1.47070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25475" calcext:value-type="float">
            <text:p>1.3325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08728" calcext:value-type="float">
            <text:p>1.750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930618181818" calcext:value-type="float">
            <text:p>1.6993061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644" calcext:value-type="float">
            <text:p>1.46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74115" calcext:value-type="float">
            <text:p>1.38741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194657142857" calcext:value-type="float">
            <text:p>1.531946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397083870968" calcext:value-type="float">
            <text:p>1.68397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68648" calcext:value-type="float">
            <text:p>1.686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105725" calcext:value-type="float">
            <text:p>1.60105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988675" calcext:value-type="float">
            <text:p>1.37988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283174193548" calcext:value-type="float">
            <text:p>1.49283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1645" calcext:value-type="float">
            <text:p>1.6971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6808" calcext:value-type="float">
            <text:p>2.1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262690909091" calcext:value-type="float">
            <text:p>2.1526269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70144" calcext:value-type="float">
            <text:p>1.817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96185" calcext:value-type="float">
            <text:p>1.51961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04225" calcext:value-type="float">
            <text:p>1.48104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98864516129" calcext:value-type="float">
            <text:p>1.76498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35432258065" calcext:value-type="float">
            <text:p>1.667354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355" calcext:value-type="float">
            <text:p>1.697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985909677419" calcext:value-type="float">
            <text:p>1.37985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65161290323" calcext:value-type="float">
            <text:p>1.66165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87329032258" calcext:value-type="float">
            <text:p>2.31687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5208" calcext:value-type="float">
            <text:p>2.871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399075" calcext:value-type="float">
            <text:p>2.97399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04088" calcext:value-type="float">
            <text:p>2.61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22632258064" calcext:value-type="float">
            <text:p>2.548226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056228571429" calcext:value-type="float">
            <text:p>2.430562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082916129032" calcext:value-type="float">
            <text:p>2.43082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671122580645" calcext:value-type="float">
            <text:p>2.39671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47072" calcext:value-type="float">
            <text:p>2.254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43767741935" calcext:value-type="float">
            <text:p>2.002437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581574193548" calcext:value-type="float">
            <text:p>1.74581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608175" calcext:value-type="float">
            <text:p>1.41608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801883870968" calcext:value-type="float">
            <text:p>2.06801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209236363636" calcext:value-type="float">
            <text:p>2.0320923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52496" calcext:value-type="float">
            <text:p>1.565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6728" calcext:value-type="float">
            <text:p>1.5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75751724138" calcext:value-type="float">
            <text:p>1.4757575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607675" calcext:value-type="float">
            <text:p>1.37607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535329032258" calcext:value-type="float">
            <text:p>1.58535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170916129032" calcext:value-type="float">
            <text:p>1.85170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151277419355" calcext:value-type="float">
            <text:p>1.68151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872516129032" calcext:value-type="float">
            <text:p>1.59872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86761290323" calcext:value-type="float">
            <text:p>1.86586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353677419355" calcext:value-type="float">
            <text:p>1.87353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6752" calcext:value-type="float">
            <text:p>1.87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452125" calcext:value-type="float">
            <text:p>1.88452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5152" calcext:value-type="float">
            <text:p>1.35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629651612903" calcext:value-type="float">
            <text:p>1.26629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8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7498" calcext:value-type="float">
            <text:p>1.317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088206451613" calcext:value-type="float">
            <text:p>1.87088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056980645161" calcext:value-type="float">
            <text:p>1.83056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7472" calcext:value-type="float">
            <text:p>1.61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091741935484" calcext:value-type="float">
            <text:p>1.44091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671870967742" calcext:value-type="float">
            <text:p>1.27671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46655483871" calcext:value-type="float">
            <text:p>1.24466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8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70193548387" calcext:value-type="float">
            <text:p>1.27770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4664" calcext:value-type="float">
            <text:p>1.49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606525" calcext:value-type="float">
            <text:p>2.04606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4592" calcext:value-type="float">
            <text:p>1.66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24567741936" calcext:value-type="float">
            <text:p>1.609245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8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590028571429" calcext:value-type="float">
            <text:p>1.705900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8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365858064516" calcext:value-type="float">
            <text:p>1.64365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22175483871" calcext:value-type="float">
            <text:p>2.23221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11488" calcext:value-type="float">
            <text:p>2.18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8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505187096774" calcext:value-type="float">
            <text:p>2.02505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925677419355" calcext:value-type="float">
            <text:p>1.91925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942374193548" calcext:value-type="float">
            <text:p>2.41942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02408" calcext:value-type="float">
            <text:p>2.79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8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933" calcext:value-type="float">
            <text:p>2.8929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54968" calcext:value-type="float">
            <text:p>2.42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37496774193" calcext:value-type="float">
            <text:p>2.1643749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8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11657142857" calcext:value-type="float">
            <text:p>2.130116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8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929651612903" calcext:value-type="float">
            <text:p>2.40929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8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74967741935" calcext:value-type="float">
            <text:p>2.212749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8832" calcext:value-type="float">
            <text:p>2.3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8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96696774194" calcext:value-type="float">
            <text:p>2.328966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8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651272727273" calcext:value-type="float">
            <text:p>2.1165127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8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77393548387" calcext:value-type="float">
            <text:p>1.85377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8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360625" calcext:value-type="float">
            <text:p>2.18360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8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50984" calcext:value-type="float">
            <text:p>2.235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8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159418181818" calcext:value-type="float">
            <text:p>1.9715941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8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804" calcext:value-type="float">
            <text:p>1.60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383575" calcext:value-type="float">
            <text:p>1.73383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8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79751724138" calcext:value-type="float">
            <text:p>1.7957975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8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498375" calcext:value-type="float">
            <text:p>1.77498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7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447974193548" calcext:value-type="float">
            <text:p>1.72447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7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24567741936" calcext:value-type="float">
            <text:p>1.609245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7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818225" calcext:value-type="float">
            <text:p>1.45818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7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647587096774" calcext:value-type="float">
            <text:p>1.22647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7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89367741936" calcext:value-type="float">
            <text:p>1.459893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7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638219354839" calcext:value-type="float">
            <text:p>1.97638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7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7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210375" calcext:value-type="float">
            <text:p>1.59210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7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276" calcext:value-type="float">
            <text:p>2.081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7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118322580645" calcext:value-type="float">
            <text:p>1.60118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7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652371428571" calcext:value-type="float">
            <text:p>1.686523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7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35432258065" calcext:value-type="float">
            <text:p>1.667354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7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119380645161" calcext:value-type="float">
            <text:p>2.25119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7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33736" calcext:value-type="float">
            <text:p>2.30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7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088180645161" calcext:value-type="float">
            <text:p>2.04088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7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810012903226" calcext:value-type="float">
            <text:p>1.85810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7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01341935484" calcext:value-type="float">
            <text:p>1.44701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7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262890322581" calcext:value-type="float">
            <text:p>1.762628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7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788" calcext:value-type="float">
            <text:p>1.85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7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3654" calcext:value-type="float">
            <text:p>1.8036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7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3096" calcext:value-type="float">
            <text:p>2.045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7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92232258065" calcext:value-type="float">
            <text:p>1.639922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7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924514285714" calcext:value-type="float">
            <text:p>1.689245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7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46967741936" calcext:value-type="float">
            <text:p>1.87746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7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7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4552" calcext:value-type="float">
            <text:p>2.270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7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499974193548" calcext:value-type="float">
            <text:p>2.07499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7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882625" calcext:value-type="float">
            <text:p>2.03882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7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591819354839" calcext:value-type="float">
            <text:p>2.83591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7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49495" calcext:value-type="float">
            <text:p>3.02494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7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472077419355" calcext:value-type="float">
            <text:p>2.96472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7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640145454545" calcext:value-type="float">
            <text:p>2.79640145454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7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326993548387" calcext:value-type="float">
            <text:p>2.39326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7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187" calcext:value-type="float">
            <text:p>1.8771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7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440082758621" calcext:value-type="float">
            <text:p>1.8144008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7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634193548387" calcext:value-type="float">
            <text:p>1.82634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7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4916" calcext:value-type="float">
            <text:p>1.99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7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87464" calcext:value-type="float">
            <text:p>1.958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7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10835" calcext:value-type="float">
            <text:p>1.81108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7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7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843019354839" calcext:value-type="float">
            <text:p>1.59843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7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14374193548" calcext:value-type="float">
            <text:p>1.70314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7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9288" calcext:value-type="float">
            <text:p>1.66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7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4303" calcext:value-type="float">
            <text:p>2.4243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7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57832" calcext:value-type="float">
            <text:p>2.73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7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06141935484" calcext:value-type="float">
            <text:p>2.59306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7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40579310345" calcext:value-type="float">
            <text:p>2.2614057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7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7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552025806452" calcext:value-type="float">
            <text:p>2.085520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7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6864" calcext:value-type="float">
            <text:p>1.85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7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220696774194" calcext:value-type="float">
            <text:p>1.582206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7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084180645161" calcext:value-type="float">
            <text:p>1.72084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7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796722580645" calcext:value-type="float">
            <text:p>1.77796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7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36103225806" calcext:value-type="float">
            <text:p>2.200361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7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57504" calcext:value-type="float">
            <text:p>2.62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7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851458064516" calcext:value-type="float">
            <text:p>3.15851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7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6176" calcext:value-type="float">
            <text:p>2.731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7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369806451613" calcext:value-type="float">
            <text:p>2.30369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7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240257142857" calcext:value-type="float">
            <text:p>2.132402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7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929109677419" calcext:value-type="float">
            <text:p>2.16929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7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97858064516" calcext:value-type="float">
            <text:p>2.29897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7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29952" calcext:value-type="float">
            <text:p>2.272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7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056980645161" calcext:value-type="float">
            <text:p>1.83056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7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0688" calcext:value-type="float">
            <text:p>1.44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7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97" calcext:value-type="float">
            <text:p>1.4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7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6784" calcext:value-type="float">
            <text:p>1.44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7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444" calcext:value-type="float">
            <text:p>2.50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7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452" calcext:value-type="float">
            <text:p>3.14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7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1988" calcext:value-type="float">
            <text:p>2.951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7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2776" calcext:value-type="float">
            <text:p>2.6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7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7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956" calcext:value-type="float">
            <text:p>2.06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7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074" calcext:value-type="float">
            <text:p>2.11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7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484" calcext:value-type="float">
            <text:p>2.221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7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7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69" calcext:value-type="float">
            <text:p>1.86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7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996" calcext:value-type="float">
            <text:p>2.2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7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6532" calcext:value-type="float">
            <text:p>2.98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7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8696" calcext:value-type="float">
            <text:p>3.02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7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876" calcext:value-type="float">
            <text:p>2.56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7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084" calcext:value-type="float">
            <text:p>1.688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7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6936" calcext:value-type="float">
            <text:p>1.6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7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8468" calcext:value-type="float">
            <text:p>1.4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7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7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074" calcext:value-type="float">
            <text:p>2.11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7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47408" calcext:value-type="float">
            <text:p>1.964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7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7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33008" calcext:value-type="float">
            <text:p>1.873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7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356" calcext:value-type="float">
            <text:p>1.959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7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93984" calcext:value-type="float">
            <text:p>2.349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7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4252" calcext:value-type="float">
            <text:p>2.52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7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608" calcext:value-type="float">
            <text:p>1.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7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69312" calcext:value-type="float">
            <text:p>1.5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7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2272" calcext:value-type="float">
            <text:p>1.92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7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62832" calcext:value-type="float">
            <text:p>1.656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7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1792" calcext:value-type="float">
            <text:p>1.89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7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558" calcext:value-type="float">
            <text:p>1.465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7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7272" calcext:value-type="float">
            <text:p>1.2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7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716" calcext:value-type="float">
            <text:p>1.28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7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7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82" calcext:value-type="float">
            <text:p>2.10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7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0412" calcext:value-type="float">
            <text:p>2.28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7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172" calcext:value-type="float">
            <text:p>2.011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7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884" calcext:value-type="float">
            <text:p>1.86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7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364" calcext:value-type="float">
            <text:p>1.642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7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1736" calcext:value-type="float">
            <text:p>1.9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7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548" calcext:value-type="float">
            <text:p>2.22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7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788" calcext:value-type="float">
            <text:p>1.85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7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8752" calcext:value-type="float">
            <text:p>1.6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7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7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4996" calcext:value-type="float">
            <text:p>1.364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7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6344" calcext:value-type="float">
            <text:p>1.73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7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084" calcext:value-type="float">
            <text:p>1.6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7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7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7264" calcext:value-type="float">
            <text:p>1.47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7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7348" calcext:value-type="float">
            <text:p>1.38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7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3868" calcext:value-type="float">
            <text:p>1.483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7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788" calcext:value-type="float">
            <text:p>1.47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6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2824" calcext:value-type="float">
            <text:p>1.5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6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448082301801</text:p>
          </table:table-cell>
          <table:table-cell office:value-type="string" calcext:value-type="string">
            <text:p>196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3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446" meta:object-count="0"/>
    <meta:user-defined meta:name="AppVersion">3.0</meta:user-defined>
  </office:meta>
</office:document-meta>
</file>